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e398" officeooo:paragraph-rsid="0003e398"/>
    </style:style>
    <style:style style:name="P2" style:family="paragraph" style:parent-style-name="Standard">
      <style:text-properties officeooo:rsid="0003e398" officeooo:paragraph-rsid="00396d43"/>
    </style:style>
    <style:style style:name="P3" style:family="paragraph" style:parent-style-name="Standard">
      <style:text-properties officeooo:rsid="0005da6d" officeooo:paragraph-rsid="0005da6d"/>
    </style:style>
    <style:style style:name="P4" style:family="paragraph" style:parent-style-name="Standard">
      <style:text-properties officeooo:rsid="0005da6d" officeooo:paragraph-rsid="00396d43"/>
    </style:style>
    <style:style style:name="P5" style:family="paragraph" style:parent-style-name="Standard">
      <style:text-properties officeooo:rsid="0006f50f" officeooo:paragraph-rsid="0006f50f"/>
    </style:style>
    <style:style style:name="P6" style:family="paragraph" style:parent-style-name="Standard">
      <style:text-properties officeooo:rsid="0006f50f" officeooo:paragraph-rsid="00396d43"/>
    </style:style>
    <style:style style:name="P7" style:family="paragraph" style:parent-style-name="Standard">
      <style:text-properties officeooo:rsid="0008dc34" officeooo:paragraph-rsid="0008dc34"/>
    </style:style>
    <style:style style:name="P8" style:family="paragraph" style:parent-style-name="Standard">
      <style:text-properties officeooo:rsid="0008dc34" officeooo:paragraph-rsid="00396d43"/>
    </style:style>
    <style:style style:name="P9" style:family="paragraph" style:parent-style-name="Standard">
      <style:text-properties officeooo:rsid="0009d070" officeooo:paragraph-rsid="0009d070"/>
    </style:style>
    <style:style style:name="P10" style:family="paragraph" style:parent-style-name="Standard">
      <style:text-properties officeooo:rsid="0009d070" officeooo:paragraph-rsid="00396d43"/>
    </style:style>
    <style:style style:name="P11" style:family="paragraph" style:parent-style-name="Standard">
      <style:text-properties officeooo:rsid="000b4a4a" officeooo:paragraph-rsid="000b4a4a"/>
    </style:style>
    <style:style style:name="P12" style:family="paragraph" style:parent-style-name="Standard">
      <style:text-properties officeooo:rsid="000b4a4a" officeooo:paragraph-rsid="00396d43"/>
    </style:style>
    <style:style style:name="P13" style:family="paragraph" style:parent-style-name="Standard">
      <style:text-properties officeooo:rsid="000bad63" officeooo:paragraph-rsid="000bad63"/>
    </style:style>
    <style:style style:name="P14" style:family="paragraph" style:parent-style-name="Standard">
      <style:text-properties officeooo:rsid="000bad63" officeooo:paragraph-rsid="00396d43"/>
    </style:style>
    <style:style style:name="P15" style:family="paragraph" style:parent-style-name="Standard">
      <style:text-properties officeooo:rsid="000bb732" officeooo:paragraph-rsid="000bb732"/>
    </style:style>
    <style:style style:name="P16" style:family="paragraph" style:parent-style-name="Standard">
      <style:text-properties officeooo:rsid="000bb732" officeooo:paragraph-rsid="00396d43"/>
    </style:style>
    <style:style style:name="P17" style:family="paragraph" style:parent-style-name="Standard">
      <style:text-properties officeooo:rsid="000c1910" officeooo:paragraph-rsid="000c1910"/>
    </style:style>
    <style:style style:name="P18" style:family="paragraph" style:parent-style-name="Standard">
      <style:text-properties officeooo:rsid="000c1910" officeooo:paragraph-rsid="00396d43"/>
    </style:style>
    <style:style style:name="P19" style:family="paragraph" style:parent-style-name="Standard">
      <style:text-properties officeooo:rsid="000d89e3" officeooo:paragraph-rsid="000d89e3"/>
    </style:style>
    <style:style style:name="P20" style:family="paragraph" style:parent-style-name="Standard">
      <style:text-properties officeooo:rsid="000d89e3" officeooo:paragraph-rsid="00102cc6"/>
    </style:style>
    <style:style style:name="P21" style:family="paragraph" style:parent-style-name="Standard">
      <style:text-properties officeooo:rsid="000d89e3" officeooo:paragraph-rsid="00396d43"/>
    </style:style>
    <style:style style:name="P22" style:family="paragraph" style:parent-style-name="Standard">
      <style:text-properties officeooo:rsid="000e2210" officeooo:paragraph-rsid="000e2210"/>
    </style:style>
    <style:style style:name="P23" style:family="paragraph" style:parent-style-name="Standard">
      <style:text-properties officeooo:rsid="000e2210" officeooo:paragraph-rsid="00396d43"/>
    </style:style>
    <style:style style:name="P24" style:family="paragraph" style:parent-style-name="Standard">
      <style:text-properties officeooo:rsid="001098ce" officeooo:paragraph-rsid="001098ce"/>
    </style:style>
    <style:style style:name="P25" style:family="paragraph" style:parent-style-name="Standard">
      <style:text-properties officeooo:rsid="001098ce" officeooo:paragraph-rsid="00396d43"/>
    </style:style>
    <style:style style:name="P26" style:family="paragraph" style:parent-style-name="Standard">
      <style:text-properties officeooo:rsid="0011c0f3" officeooo:paragraph-rsid="0011c0f3"/>
    </style:style>
    <style:style style:name="P27" style:family="paragraph" style:parent-style-name="Standard">
      <style:text-properties officeooo:rsid="0011c0f3" officeooo:paragraph-rsid="00396d43"/>
    </style:style>
    <style:style style:name="P28" style:family="paragraph" style:parent-style-name="Standard">
      <style:text-properties officeooo:rsid="0013be08" officeooo:paragraph-rsid="0013be08"/>
    </style:style>
    <style:style style:name="P29" style:family="paragraph" style:parent-style-name="Standard">
      <style:text-properties officeooo:rsid="0013be08" officeooo:paragraph-rsid="00396d43"/>
    </style:style>
    <style:style style:name="P30" style:family="paragraph" style:parent-style-name="Standard">
      <style:text-properties officeooo:rsid="0014dba3" officeooo:paragraph-rsid="0014dba3"/>
    </style:style>
    <style:style style:name="P31" style:family="paragraph" style:parent-style-name="Standard">
      <style:text-properties officeooo:rsid="0014dba3" officeooo:paragraph-rsid="00396d43"/>
    </style:style>
    <style:style style:name="P32" style:family="paragraph" style:parent-style-name="Standard">
      <style:text-properties officeooo:rsid="001574b3" officeooo:paragraph-rsid="001574b3"/>
    </style:style>
    <style:style style:name="P33" style:family="paragraph" style:parent-style-name="Standard">
      <style:text-properties officeooo:rsid="001574b3" officeooo:paragraph-rsid="00396d43"/>
    </style:style>
    <style:style style:name="P34" style:family="paragraph" style:parent-style-name="Standard">
      <style:text-properties officeooo:rsid="001603c0" officeooo:paragraph-rsid="001603c0"/>
    </style:style>
    <style:style style:name="P35" style:family="paragraph" style:parent-style-name="Standard">
      <style:text-properties officeooo:rsid="001603c0" officeooo:paragraph-rsid="00396d43"/>
    </style:style>
    <style:style style:name="P36" style:family="paragraph" style:parent-style-name="Standard">
      <style:text-properties officeooo:rsid="0016ff69" officeooo:paragraph-rsid="0016ff69"/>
    </style:style>
    <style:style style:name="P37" style:family="paragraph" style:parent-style-name="Standard">
      <style:text-properties officeooo:rsid="0016ff69" officeooo:paragraph-rsid="00396d43"/>
    </style:style>
    <style:style style:name="P38" style:family="paragraph" style:parent-style-name="Standard">
      <style:text-properties officeooo:rsid="0018eab4" officeooo:paragraph-rsid="0018eab4"/>
    </style:style>
    <style:style style:name="P39" style:family="paragraph" style:parent-style-name="Standard">
      <style:text-properties officeooo:rsid="0018eab4" officeooo:paragraph-rsid="00396d43"/>
    </style:style>
    <style:style style:name="P40" style:family="paragraph" style:parent-style-name="Standard">
      <style:text-properties officeooo:rsid="001a9f56" officeooo:paragraph-rsid="001a9f56"/>
    </style:style>
    <style:style style:name="P41" style:family="paragraph" style:parent-style-name="Standard">
      <style:text-properties officeooo:rsid="001a9f56" officeooo:paragraph-rsid="00396d43"/>
    </style:style>
    <style:style style:name="P42" style:family="paragraph" style:parent-style-name="Standard">
      <style:text-properties officeooo:rsid="001c030f" officeooo:paragraph-rsid="001c030f"/>
    </style:style>
    <style:style style:name="P43" style:family="paragraph" style:parent-style-name="Standard">
      <style:text-properties officeooo:rsid="001c030f" officeooo:paragraph-rsid="00396d43"/>
    </style:style>
    <style:style style:name="P44" style:family="paragraph" style:parent-style-name="Standard">
      <style:text-properties officeooo:rsid="001fa323" officeooo:paragraph-rsid="001fa323"/>
    </style:style>
    <style:style style:name="P45" style:family="paragraph" style:parent-style-name="Standard">
      <style:text-properties officeooo:rsid="001fa323" officeooo:paragraph-rsid="00396d43"/>
    </style:style>
    <style:style style:name="P46" style:family="paragraph" style:parent-style-name="Standard">
      <style:text-properties officeooo:rsid="0020c8c5" officeooo:paragraph-rsid="0020c8c5"/>
    </style:style>
    <style:style style:name="P47" style:family="paragraph" style:parent-style-name="Standard">
      <style:text-properties officeooo:rsid="0020c8c5" officeooo:paragraph-rsid="00396d43"/>
    </style:style>
    <style:style style:name="P48" style:family="paragraph" style:parent-style-name="Standard">
      <style:text-properties officeooo:rsid="002159b7" officeooo:paragraph-rsid="002159b7"/>
    </style:style>
    <style:style style:name="P49" style:family="paragraph" style:parent-style-name="Standard">
      <style:text-properties officeooo:rsid="002159b7" officeooo:paragraph-rsid="00396d43"/>
    </style:style>
    <style:style style:name="P50" style:family="paragraph" style:parent-style-name="Standard">
      <style:text-properties officeooo:rsid="00223efa" officeooo:paragraph-rsid="00223efa"/>
    </style:style>
    <style:style style:name="P51" style:family="paragraph" style:parent-style-name="Standard">
      <style:text-properties officeooo:rsid="00223efa" officeooo:paragraph-rsid="00396d43"/>
    </style:style>
    <style:style style:name="P52" style:family="paragraph" style:parent-style-name="Standard">
      <style:text-properties officeooo:rsid="0022cccb" officeooo:paragraph-rsid="0022cccb"/>
    </style:style>
    <style:style style:name="P53" style:family="paragraph" style:parent-style-name="Standard">
      <style:text-properties officeooo:rsid="0022cccb" officeooo:paragraph-rsid="00396d43"/>
    </style:style>
    <style:style style:name="P54" style:family="paragraph" style:parent-style-name="Standard">
      <style:text-properties officeooo:rsid="0022f86e" officeooo:paragraph-rsid="0022f86e"/>
    </style:style>
    <style:style style:name="P55" style:family="paragraph" style:parent-style-name="Standard">
      <style:text-properties officeooo:rsid="0022f86e" officeooo:paragraph-rsid="00396d43"/>
    </style:style>
    <style:style style:name="P56" style:family="paragraph" style:parent-style-name="Standard">
      <style:text-properties officeooo:rsid="0024700e" officeooo:paragraph-rsid="0024700e"/>
    </style:style>
    <style:style style:name="P57" style:family="paragraph" style:parent-style-name="Standard">
      <style:text-properties officeooo:rsid="0024700e" officeooo:paragraph-rsid="00396d43"/>
    </style:style>
    <style:style style:name="P58" style:family="paragraph" style:parent-style-name="Standard">
      <style:text-properties officeooo:rsid="00289494" officeooo:paragraph-rsid="00289494"/>
    </style:style>
    <style:style style:name="P59" style:family="paragraph" style:parent-style-name="Standard">
      <style:text-properties officeooo:rsid="00289494" officeooo:paragraph-rsid="00396d43"/>
    </style:style>
    <style:style style:name="P60" style:family="paragraph" style:parent-style-name="Standard">
      <style:text-properties officeooo:rsid="002a4954" officeooo:paragraph-rsid="002a4954"/>
    </style:style>
    <style:style style:name="P61" style:family="paragraph" style:parent-style-name="Standard">
      <style:text-properties officeooo:rsid="002a4954" officeooo:paragraph-rsid="00396d43"/>
    </style:style>
    <style:style style:name="P62" style:family="paragraph" style:parent-style-name="Standard">
      <style:text-properties officeooo:rsid="002ba0a1" officeooo:paragraph-rsid="002ba0a1"/>
    </style:style>
    <style:style style:name="P63" style:family="paragraph" style:parent-style-name="Standard">
      <style:text-properties officeooo:rsid="002ba0a1" officeooo:paragraph-rsid="00396d43"/>
    </style:style>
    <style:style style:name="P64" style:family="paragraph" style:parent-style-name="Standard">
      <style:text-properties officeooo:rsid="002c2a8d" officeooo:paragraph-rsid="002c2a8d"/>
    </style:style>
    <style:style style:name="P65" style:family="paragraph" style:parent-style-name="Standard">
      <style:text-properties officeooo:rsid="002c2a8d" officeooo:paragraph-rsid="00396d43"/>
    </style:style>
    <style:style style:name="P66" style:family="paragraph" style:parent-style-name="Standard">
      <style:text-properties officeooo:rsid="002cfe32" officeooo:paragraph-rsid="002cfe32"/>
    </style:style>
    <style:style style:name="P67" style:family="paragraph" style:parent-style-name="Standard">
      <style:text-properties officeooo:rsid="002cfe32" officeooo:paragraph-rsid="00396d43"/>
    </style:style>
    <style:style style:name="P68" style:family="paragraph" style:parent-style-name="Standard">
      <style:text-properties officeooo:rsid="002e91cf" officeooo:paragraph-rsid="002e91cf"/>
    </style:style>
    <style:style style:name="P69" style:family="paragraph" style:parent-style-name="Standard">
      <style:text-properties officeooo:rsid="002e91cf" officeooo:paragraph-rsid="00396d43"/>
    </style:style>
    <style:style style:name="P70" style:family="paragraph" style:parent-style-name="Standard">
      <style:text-properties officeooo:rsid="002fe11f" officeooo:paragraph-rsid="002fe11f"/>
    </style:style>
    <style:style style:name="P71" style:family="paragraph" style:parent-style-name="Standard">
      <style:text-properties officeooo:rsid="003100a9" officeooo:paragraph-rsid="003100a9"/>
    </style:style>
    <style:style style:name="P72" style:family="paragraph" style:parent-style-name="Standard">
      <style:text-properties officeooo:rsid="003100a9" officeooo:paragraph-rsid="00396d43"/>
    </style:style>
    <style:style style:name="P73" style:family="paragraph" style:parent-style-name="Standard">
      <style:text-properties officeooo:rsid="0031e50c" officeooo:paragraph-rsid="0031e50c"/>
    </style:style>
    <style:style style:name="P74" style:family="paragraph" style:parent-style-name="Standard">
      <style:text-properties officeooo:rsid="0031e50c" officeooo:paragraph-rsid="00396d43"/>
    </style:style>
    <style:style style:name="P75" style:family="paragraph" style:parent-style-name="Standard">
      <style:text-properties officeooo:paragraph-rsid="00396d43"/>
    </style:style>
    <style:style style:name="P76" style:family="paragraph" style:parent-style-name="Standard">
      <style:text-properties officeooo:rsid="005e73d5" officeooo:paragraph-rsid="005e73d5"/>
    </style:style>
    <style:style style:name="P77" style:family="paragraph" style:parent-style-name="Standard">
      <style:text-properties officeooo:rsid="005f8986" officeooo:paragraph-rsid="005f8986"/>
    </style:style>
    <style:style style:name="P78" style:family="paragraph" style:parent-style-name="Standard">
      <style:text-properties officeooo:rsid="005ff276" officeooo:paragraph-rsid="005ff276"/>
    </style:style>
    <style:style style:name="P79" style:family="paragraph" style:parent-style-name="Standard">
      <style:text-properties officeooo:rsid="0061eea7" officeooo:paragraph-rsid="0061eea7"/>
    </style:style>
    <style:style style:name="P80" style:family="paragraph" style:parent-style-name="Standard">
      <style:text-properties officeooo:rsid="00637b28" officeooo:paragraph-rsid="00637b28"/>
    </style:style>
    <style:style style:name="P81" style:family="paragraph" style:parent-style-name="Standard">
      <style:text-properties officeooo:rsid="00648953" officeooo:paragraph-rsid="00648953"/>
    </style:style>
    <style:style style:name="P82" style:family="paragraph" style:parent-style-name="Standard">
      <style:text-properties officeooo:rsid="00649faf" officeooo:paragraph-rsid="00649faf"/>
    </style:style>
    <style:style style:name="P83" style:family="paragraph" style:parent-style-name="Standard">
      <style:text-properties officeooo:rsid="0064feda" officeooo:paragraph-rsid="0064feda"/>
    </style:style>
    <style:style style:name="P84" style:family="paragraph" style:parent-style-name="Standard">
      <style:text-properties officeooo:rsid="006518ac" officeooo:paragraph-rsid="006518ac"/>
    </style:style>
    <style:style style:name="P85" style:family="paragraph" style:parent-style-name="Standard">
      <style:text-properties officeooo:rsid="0065cfe2" officeooo:paragraph-rsid="0065cfe2"/>
    </style:style>
    <style:style style:name="P86" style:family="paragraph" style:parent-style-name="Standard">
      <style:text-properties officeooo:rsid="0066c68c" officeooo:paragraph-rsid="0066c68c"/>
    </style:style>
    <style:style style:name="P87" style:family="paragraph" style:parent-style-name="Standard">
      <style:text-properties officeooo:rsid="006730dd" officeooo:paragraph-rsid="006730dd"/>
    </style:style>
    <style:style style:name="P88" style:family="paragraph" style:parent-style-name="Standard">
      <style:text-properties officeooo:rsid="0068c9eb" officeooo:paragraph-rsid="0068c9eb"/>
    </style:style>
    <style:style style:name="P89" style:family="paragraph" style:parent-style-name="Standard">
      <style:text-properties officeooo:rsid="006a0140" officeooo:paragraph-rsid="006a0140"/>
    </style:style>
    <style:style style:name="P90" style:family="paragraph" style:parent-style-name="Standard">
      <style:text-properties officeooo:rsid="006a0140" officeooo:paragraph-rsid="006c9340"/>
    </style:style>
    <style:style style:name="P91" style:family="paragraph" style:parent-style-name="Standard">
      <style:text-properties officeooo:rsid="006a0140" officeooo:paragraph-rsid="006d621f"/>
    </style:style>
    <style:style style:name="P92" style:family="paragraph" style:parent-style-name="Standard">
      <style:text-properties officeooo:rsid="006d621f" officeooo:paragraph-rsid="006d621f"/>
    </style:style>
    <style:style style:name="P93" style:family="paragraph" style:parent-style-name="Standard">
      <style:text-properties officeooo:rsid="006f07c9" officeooo:paragraph-rsid="006f07c9"/>
    </style:style>
    <style:style style:name="P94" style:family="paragraph" style:parent-style-name="Standard">
      <style:text-properties officeooo:rsid="0072c337" officeooo:paragraph-rsid="0072c337"/>
    </style:style>
    <style:style style:name="P95" style:family="paragraph" style:parent-style-name="Standard">
      <style:text-properties officeooo:rsid="00736cb2" officeooo:paragraph-rsid="00736cb2"/>
    </style:style>
    <style:style style:name="P96" style:family="paragraph" style:parent-style-name="Standard">
      <style:text-properties officeooo:rsid="00738a1f" officeooo:paragraph-rsid="00738a1f"/>
    </style:style>
    <style:style style:name="P97" style:family="paragraph" style:parent-style-name="Standard">
      <style:text-properties officeooo:rsid="0074e703" officeooo:paragraph-rsid="0074e703"/>
    </style:style>
    <style:style style:name="P98" style:family="paragraph" style:parent-style-name="Standard">
      <style:text-properties officeooo:rsid="00771d98" officeooo:paragraph-rsid="00771d98"/>
    </style:style>
    <style:style style:name="P99" style:family="paragraph" style:parent-style-name="Standard">
      <style:text-properties officeooo:rsid="007789c6" officeooo:paragraph-rsid="007789c6"/>
    </style:style>
    <style:style style:name="P100" style:family="paragraph" style:parent-style-name="Standard">
      <style:text-properties officeooo:rsid="007861d3" officeooo:paragraph-rsid="007861d3"/>
    </style:style>
    <style:style style:name="P101" style:family="paragraph" style:parent-style-name="Standard">
      <style:text-properties officeooo:rsid="0078cbcd" officeooo:paragraph-rsid="0078cbcd"/>
    </style:style>
    <style:style style:name="P102" style:family="paragraph" style:parent-style-name="Standard">
      <style:text-properties officeooo:rsid="007a2bb0" officeooo:paragraph-rsid="007a2bb0"/>
    </style:style>
    <style:style style:name="P103" style:family="paragraph" style:parent-style-name="Standard">
      <style:text-properties officeooo:rsid="007c06cf" officeooo:paragraph-rsid="007c06cf"/>
    </style:style>
    <style:style style:name="P104" style:family="paragraph" style:parent-style-name="Standard">
      <style:text-properties officeooo:rsid="007f4123" officeooo:paragraph-rsid="007f4123"/>
    </style:style>
    <style:style style:name="P105" style:family="paragraph" style:parent-style-name="Standard">
      <style:text-properties officeooo:rsid="0080e2b8" officeooo:paragraph-rsid="0080e2b8"/>
    </style:style>
    <style:style style:name="P106" style:family="paragraph" style:parent-style-name="Standard">
      <style:text-properties officeooo:rsid="0082ae2c" officeooo:paragraph-rsid="0082ae2c"/>
    </style:style>
    <style:style style:name="P107" style:family="paragraph" style:parent-style-name="Standard">
      <style:text-properties officeooo:rsid="0083e060" officeooo:paragraph-rsid="0083e060"/>
    </style:style>
    <style:style style:name="P108" style:family="paragraph" style:parent-style-name="Standard">
      <style:text-properties officeooo:rsid="0084b604" officeooo:paragraph-rsid="0084b604"/>
    </style:style>
    <style:style style:name="P109" style:family="paragraph" style:parent-style-name="Standard">
      <style:text-properties officeooo:rsid="0089b1b8" officeooo:paragraph-rsid="0089b1b8"/>
    </style:style>
    <style:style style:name="P110" style:family="paragraph" style:parent-style-name="Standard">
      <style:text-properties officeooo:rsid="0089e191" officeooo:paragraph-rsid="0089e191"/>
    </style:style>
    <style:style style:name="P111" style:family="paragraph" style:parent-style-name="Standard">
      <style:text-properties officeooo:rsid="008a1fe2" officeooo:paragraph-rsid="008a1fe2"/>
    </style:style>
    <style:style style:name="P112" style:family="paragraph" style:parent-style-name="Standard">
      <style:text-properties officeooo:rsid="008ba062" officeooo:paragraph-rsid="008ba062"/>
    </style:style>
    <style:style style:name="P113" style:family="paragraph" style:parent-style-name="Standard">
      <style:text-properties officeooo:rsid="008cb821" officeooo:paragraph-rsid="008cb821"/>
    </style:style>
    <style:style style:name="P114" style:family="paragraph" style:parent-style-name="Standard">
      <style:text-properties officeooo:rsid="008cd099" officeooo:paragraph-rsid="008cd099"/>
    </style:style>
    <style:style style:name="P115" style:family="paragraph" style:parent-style-name="Standard">
      <style:text-properties officeooo:rsid="008f6d98" officeooo:paragraph-rsid="008f6d98"/>
    </style:style>
    <style:style style:name="P116" style:family="paragraph" style:parent-style-name="Standard">
      <style:text-properties officeooo:rsid="0090ba82" officeooo:paragraph-rsid="0090ba82"/>
    </style:style>
    <style:style style:name="P117" style:family="paragraph" style:parent-style-name="Standard">
      <style:text-properties officeooo:rsid="00925ded" officeooo:paragraph-rsid="00925ded"/>
    </style:style>
    <style:style style:name="P118" style:family="paragraph" style:parent-style-name="Standard">
      <style:text-properties officeooo:rsid="0092cdd1" officeooo:paragraph-rsid="0092cdd1"/>
    </style:style>
    <style:style style:name="P119" style:family="paragraph" style:parent-style-name="Standard">
      <style:text-properties officeooo:rsid="00940d29" officeooo:paragraph-rsid="00940d29"/>
    </style:style>
    <style:style style:name="P120" style:family="paragraph" style:parent-style-name="Standard">
      <style:text-properties officeooo:rsid="00957c61" officeooo:paragraph-rsid="00957c61"/>
    </style:style>
    <style:style style:name="P121" style:family="paragraph" style:parent-style-name="Standard">
      <style:text-properties officeooo:rsid="00975190" officeooo:paragraph-rsid="00975190"/>
    </style:style>
    <style:style style:name="P122" style:family="paragraph" style:parent-style-name="Standard">
      <style:text-properties officeooo:rsid="00988abe" officeooo:paragraph-rsid="00988abe"/>
    </style:style>
    <style:style style:name="P123" style:family="paragraph" style:parent-style-name="Standard">
      <style:text-properties officeooo:rsid="009a0a27" officeooo:paragraph-rsid="009a0a27"/>
    </style:style>
    <style:style style:name="P124" style:family="paragraph" style:parent-style-name="Standard">
      <style:text-properties officeooo:rsid="009bb19b" officeooo:paragraph-rsid="009bb19b"/>
    </style:style>
    <style:style style:name="P125" style:family="paragraph" style:parent-style-name="Standard">
      <style:text-properties officeooo:rsid="009d8af8" officeooo:paragraph-rsid="009d8af8"/>
    </style:style>
    <style:style style:name="P126" style:family="paragraph" style:parent-style-name="Standard">
      <style:text-properties officeooo:rsid="009f7f66" officeooo:paragraph-rsid="009f7f66"/>
    </style:style>
    <style:style style:name="P127" style:family="paragraph" style:parent-style-name="Standard">
      <style:text-properties officeooo:rsid="009f80e5" officeooo:paragraph-rsid="009f80e5"/>
    </style:style>
    <style:style style:name="P128" style:family="paragraph" style:parent-style-name="Standard">
      <style:text-properties officeooo:rsid="00a08393" officeooo:paragraph-rsid="00a08393"/>
    </style:style>
    <style:style style:name="P129" style:family="paragraph" style:parent-style-name="Standard">
      <style:text-properties officeooo:rsid="00a1f60e" officeooo:paragraph-rsid="00a1f60e"/>
    </style:style>
    <style:style style:name="P130" style:family="paragraph" style:parent-style-name="Standard">
      <style:text-properties officeooo:rsid="00a3636f" officeooo:paragraph-rsid="00a3636f"/>
    </style:style>
    <style:style style:name="P131" style:family="paragraph" style:parent-style-name="Standard">
      <style:text-properties officeooo:rsid="00a381a3" officeooo:paragraph-rsid="00a381a3"/>
    </style:style>
    <style:style style:name="P132" style:family="paragraph" style:parent-style-name="Standard">
      <style:text-properties officeooo:rsid="00a471f1" officeooo:paragraph-rsid="00a471f1"/>
    </style:style>
    <style:style style:name="P133" style:family="paragraph" style:parent-style-name="Standard">
      <style:text-properties officeooo:rsid="00a5efcd" officeooo:paragraph-rsid="00a5efcd"/>
    </style:style>
    <style:style style:name="P134" style:family="paragraph" style:parent-style-name="Standard">
      <style:text-properties officeooo:rsid="00a75f09" officeooo:paragraph-rsid="00a75f09"/>
    </style:style>
    <style:style style:name="P135" style:family="paragraph" style:parent-style-name="Standard">
      <style:text-properties officeooo:rsid="00a86732" officeooo:paragraph-rsid="00a86732"/>
    </style:style>
    <style:style style:name="P136" style:family="paragraph" style:parent-style-name="Standard">
      <style:text-properties officeooo:rsid="00a89024" officeooo:paragraph-rsid="00a89024"/>
    </style:style>
    <style:style style:name="P137" style:family="paragraph" style:parent-style-name="Standard">
      <style:text-properties officeooo:rsid="00a8ecda" officeooo:paragraph-rsid="00a8ecda"/>
    </style:style>
    <style:style style:name="P138" style:family="paragraph" style:parent-style-name="Standard">
      <style:text-properties officeooo:rsid="00a9ed58" officeooo:paragraph-rsid="00a9ed58"/>
    </style:style>
    <style:style style:name="P139" style:family="paragraph" style:parent-style-name="Standard">
      <style:text-properties officeooo:rsid="00ac2d5c" officeooo:paragraph-rsid="00ac2d5c"/>
    </style:style>
    <style:style style:name="P140" style:family="paragraph" style:parent-style-name="Standard">
      <style:text-properties officeooo:rsid="00aca26c" officeooo:paragraph-rsid="00aca26c"/>
    </style:style>
    <style:style style:name="P141" style:family="paragraph" style:parent-style-name="Standard">
      <style:text-properties officeooo:rsid="00add27c" officeooo:paragraph-rsid="00add27c"/>
    </style:style>
    <style:style style:name="P142" style:family="paragraph" style:parent-style-name="Standard">
      <style:text-properties officeooo:rsid="00ae4ab5" officeooo:paragraph-rsid="00ae4ab5"/>
    </style:style>
    <style:style style:name="P143" style:family="paragraph" style:parent-style-name="Standard">
      <style:text-properties officeooo:rsid="00ae9e1e" officeooo:paragraph-rsid="00ae9e1e"/>
    </style:style>
    <style:style style:name="P144" style:family="paragraph" style:parent-style-name="Standard">
      <style:text-properties officeooo:rsid="00b02a73" officeooo:paragraph-rsid="00b02a73"/>
    </style:style>
    <style:style style:name="P145" style:family="paragraph" style:parent-style-name="Standard">
      <style:text-properties officeooo:rsid="00b22403" officeooo:paragraph-rsid="00b22403"/>
    </style:style>
    <style:style style:name="P146" style:family="paragraph" style:parent-style-name="Standard">
      <style:text-properties officeooo:rsid="00b4216a" officeooo:paragraph-rsid="00b4216a"/>
    </style:style>
    <style:style style:name="P147" style:family="paragraph" style:parent-style-name="Standard">
      <style:text-properties officeooo:rsid="00b60276" officeooo:paragraph-rsid="00b60276"/>
    </style:style>
    <style:style style:name="P148" style:family="paragraph" style:parent-style-name="Standard">
      <style:text-properties officeooo:rsid="00b7ce8c" officeooo:paragraph-rsid="00b7ce8c"/>
    </style:style>
    <style:style style:name="P149" style:family="paragraph" style:parent-style-name="Standard">
      <style:text-properties officeooo:rsid="00b966f2" officeooo:paragraph-rsid="00b966f2"/>
    </style:style>
    <style:style style:name="P150" style:family="paragraph" style:parent-style-name="Standard">
      <style:text-properties officeooo:rsid="00bb4e27" officeooo:paragraph-rsid="00bb4e27"/>
    </style:style>
    <style:style style:name="P151" style:family="paragraph" style:parent-style-name="Standard">
      <style:text-properties officeooo:rsid="00bce891" officeooo:paragraph-rsid="00bce891"/>
    </style:style>
    <style:style style:name="P152" style:family="paragraph" style:parent-style-name="Standard">
      <style:text-properties officeooo:rsid="00be0dcf" officeooo:paragraph-rsid="00be0dcf"/>
    </style:style>
    <style:style style:name="P153" style:family="paragraph" style:parent-style-name="Standard">
      <style:text-properties officeooo:rsid="00bebdf4" officeooo:paragraph-rsid="00bebdf4"/>
    </style:style>
    <style:style style:name="P154" style:family="paragraph" style:parent-style-name="Standard">
      <style:text-properties officeooo:rsid="00c01893" officeooo:paragraph-rsid="00c01893"/>
    </style:style>
    <style:style style:name="P155" style:family="paragraph" style:parent-style-name="Standard">
      <style:text-properties officeooo:rsid="00c0ad93" officeooo:paragraph-rsid="00c0ad93"/>
    </style:style>
    <style:style style:name="P156" style:family="paragraph" style:parent-style-name="Standard">
      <style:text-properties officeooo:rsid="00c1ef67" officeooo:paragraph-rsid="00c1ef67"/>
    </style:style>
    <style:style style:name="T1" style:family="text">
      <style:text-properties officeooo:rsid="000a2dec"/>
    </style:style>
    <style:style style:name="T2" style:family="text">
      <style:text-properties officeooo:rsid="00102cc6"/>
    </style:style>
    <style:style style:name="T3" style:family="text">
      <style:text-properties officeooo:rsid="0011c0f3"/>
    </style:style>
    <style:style style:name="T4" style:family="text">
      <style:text-properties officeooo:rsid="0013be08"/>
    </style:style>
    <style:style style:name="T5" style:family="text">
      <style:text-properties officeooo:rsid="0014dba3"/>
    </style:style>
    <style:style style:name="T6" style:family="text">
      <style:text-properties officeooo:rsid="003210dc"/>
    </style:style>
    <style:style style:name="T7" style:family="text">
      <style:text-properties officeooo:rsid="0034d87c"/>
    </style:style>
    <style:style style:name="T8" style:family="text">
      <style:text-properties officeooo:rsid="00396d43"/>
    </style:style>
    <style:style style:name="T9" style:family="text">
      <style:text-properties officeooo:rsid="003b1d8e"/>
    </style:style>
    <style:style style:name="T10" style:family="text">
      <style:text-properties officeooo:rsid="003b4770"/>
    </style:style>
    <style:style style:name="T11" style:family="text">
      <style:text-properties officeooo:rsid="003b821f"/>
    </style:style>
    <style:style style:name="T12" style:family="text">
      <style:text-properties officeooo:rsid="003d57ea"/>
    </style:style>
    <style:style style:name="T13" style:family="text">
      <style:text-properties officeooo:rsid="003d6741"/>
    </style:style>
    <style:style style:name="T14" style:family="text">
      <style:text-properties officeooo:rsid="003f0fe4"/>
    </style:style>
    <style:style style:name="T15" style:family="text">
      <style:text-properties officeooo:rsid="00445070"/>
    </style:style>
    <style:style style:name="T16" style:family="text">
      <style:text-properties officeooo:rsid="00481936"/>
    </style:style>
    <style:style style:name="T17" style:family="text">
      <style:text-properties officeooo:rsid="00481f8a"/>
    </style:style>
    <style:style style:name="T18" style:family="text">
      <style:text-properties officeooo:rsid="004997dc"/>
    </style:style>
    <style:style style:name="T19" style:family="text">
      <style:text-properties officeooo:rsid="004b58f1"/>
    </style:style>
    <style:style style:name="T20" style:family="text">
      <style:text-properties officeooo:rsid="004c94d2"/>
    </style:style>
    <style:style style:name="T21" style:family="text">
      <style:text-properties officeooo:rsid="005178fc"/>
    </style:style>
    <style:style style:name="T22" style:family="text">
      <style:text-properties officeooo:rsid="005302cb"/>
    </style:style>
    <style:style style:name="T23" style:family="text">
      <style:text-properties officeooo:rsid="0053711c"/>
    </style:style>
    <style:style style:name="T24" style:family="text">
      <style:text-properties officeooo:rsid="0054b585"/>
    </style:style>
    <style:style style:name="T25" style:family="text">
      <style:text-properties officeooo:rsid="005571f7"/>
    </style:style>
    <style:style style:name="T26" style:family="text">
      <style:text-properties officeooo:rsid="00558489"/>
    </style:style>
    <style:style style:name="T27" style:family="text">
      <style:text-properties officeooo:rsid="00565bbf"/>
    </style:style>
    <style:style style:name="T28" style:family="text">
      <style:text-properties officeooo:rsid="00576e8d"/>
    </style:style>
    <style:style style:name="T29" style:family="text">
      <style:text-properties officeooo:rsid="0057a51d"/>
    </style:style>
    <style:style style:name="T30" style:family="text">
      <style:text-properties officeooo:rsid="00598c55"/>
    </style:style>
    <style:style style:name="T31" style:family="text">
      <style:text-properties officeooo:rsid="0059cf49"/>
    </style:style>
    <style:style style:name="T32" style:family="text">
      <style:text-properties officeooo:rsid="005ba8f6"/>
    </style:style>
    <style:style style:name="T33" style:family="text">
      <style:text-properties officeooo:rsid="006ac992"/>
    </style:style>
    <style:style style:name="T34" style:family="text">
      <style:text-properties officeooo:rsid="006c9340"/>
    </style:style>
    <style:style style:name="T35" style:family="text">
      <style:text-properties officeooo:rsid="006fa5b3"/>
    </style:style>
    <style:style style:name="T36" style:family="text">
      <style:text-properties officeooo:rsid="00764d01"/>
    </style:style>
    <style:style style:name="T37" style:family="text">
      <style:text-properties officeooo:rsid="007740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e Number <text:span text:style-name="T1">+ Artist</text:span> + Source</text:p>
      <text:p text:style-name="P1"/>
      <text:p text:style-name="P1"/>
      <text:p text:style-name="P2">1: <text:span text:style-name="T1">Tommervik - “Elephant”</text:span></text:p>
      <text:p text:style-name="P2"><text:a xlink:type="simple" xlink:href="https://fineartamerica.com/featured/tommervik-abstract-cubism-elephant-art-print-tommervik.html?product=poster" text:style-name="Internet_20_link" text:visited-style-name="Visited_20_Internet_20_Link">https://fineartamerica.com/featured/tommervik-abstract-cubism-elephant-art-print-tommervik.html?product=poster</text:a></text:p>
      <text:p text:style-name="P1"/>
      <text:p text:style-name="P2">2: <text:span text:style-name="T1">Tommervik - “Statue of liberty” </text:span></text:p>
      <text:p text:style-name="P2"><text:a xlink:type="simple" xlink:href="https://fineartamerica.com/featured/tommervik-cubism-new-york-statue-of-liberty-art-print-tommrervik.html" text:style-name="Internet_20_link" text:visited-style-name="Visited_20_Internet_20_Link">https://fineartamerica.com/featured/tommervik-cubism-new-york-statue-of-liberty-art-print-tommrervik.html</text:a></text:p>
      <text:p text:style-name="P1"/>
      <text:p text:style-name="P4">3: <text:span text:style-name="T1">Tommervik - “Statue of liberty” </text:span></text:p>
      <text:p text:style-name="P4"><text:a xlink:type="simple" xlink:href="https://fineartamerica.com/featured/tommervik-statue-of-liberty-person-art-print-tommervik.html" text:style-name="Internet_20_link" text:visited-style-name="Visited_20_Internet_20_Link">https://fineartamerica.com/featured/tommervik-statue-of-liberty-person-art-print-tommervik.html</text:a></text:p>
      <text:p text:style-name="P3"/>
      <text:p text:style-name="P6">4: <text:span text:style-name="T1">Tommervik - “Statue of liberty” </text:span></text:p>
      <text:p text:style-name="P6"><text:a xlink:type="simple" xlink:href="https://fineartamerica.com/featured/tommervik-abstract-statue-of-liberty-art-print-tommervik.html?product=art-print" text:style-name="Internet_20_link" text:visited-style-name="Visited_20_Internet_20_Link">https://fineartamerica.com/featured/tommervik-abstract-statue-of-liberty-art-print-tommervik.html?product=art-print</text:a></text:p>
      <text:p text:style-name="P5"/>
      <text:p text:style-name="P8">5: <text:span text:style-name="T1">Tommervik - “Statue of liberty” </text:span></text:p>
      <text:p text:style-name="P8"><text:a xlink:type="simple" xlink:href="https://fineartamerica.com/featured/tommervik-construction-statue-of-liberty-tommervik.html?product=art-print" text:style-name="Internet_20_link" text:visited-style-name="Visited_20_Internet_20_Link">https://fineartamerica.com/featured/tommervik-construction-statue-of-liberty-tommervik.html?product=art-print</text:a></text:p>
      <text:p text:style-name="P7"/>
      <text:p text:style-name="P10">6: <text:span text:style-name="T1">Tommervik - “Man and dog” </text:span></text:p>
      <text:p text:style-name="P10"><text:a xlink:type="simple" xlink:href="https://fineartamerica.com/featured/tommervik-man-and-dog-art-print-tommervik.html" text:style-name="Internet_20_link" text:visited-style-name="Visited_20_Internet_20_Link">https://fineartamerica.com/featured/tommervik-man-and-dog-art-print-tommervik.html</text:a></text:p>
      <text:p text:style-name="P9"/>
      <text:p text:style-name="P12">7: Picasso - “<text:span text:style-name="T8">Factory, Horta de Ebbo”</text:span></text:p>
      <text:p text:style-name="P12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11"/>
      <text:p text:style-name="P14">8: Braque - “<text:span text:style-name="T8">Viaduct at L’Estaque”</text:span></text:p>
      <text:p text:style-name="P14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13"/>
      <text:p text:style-name="P16">9: Gris - “<text:span text:style-name="T9">Violin and Glass”</text:span></text:p>
      <text:p text:style-name="P16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15"/>
      <text:p text:style-name="P18">10: Braque - “<text:span text:style-name="T10">Violin and Jug”</text:span></text:p>
      <text:p text:style-name="P18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17"/>
      <text:p text:style-name="P21">11: Picasso - “<text:span text:style-name="T11">Still Life with Chair Caning”</text:span></text:p>
      <text:p text:style-name="P21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19"/>
      <text:p text:style-name="P23">12: Picasso - “<text:span text:style-name="T12">Still Life with mandolin and guitar” </text:span></text:p>
      <text:p text:style-name="P23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20"/>
      <text:p text:style-name="P23">1<text:span text:style-name="T2">3</text:span>: Picasso - “<text:span text:style-name="T13">Weeping Woman”</text:span></text:p>
      <text:p text:style-name="P23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22"/>
      <text:p text:style-name="P25">14: Son - “<text:span text:style-name="T14">Thank God”</text:span></text:p>
      <text:p text:style-name="P25"><text:a xlink:type="simple" xlink:href="https://www.1stdibs.com/art/paintings/abstract-paintings/nguyen-hong-son-thank-god-21st-century-asian-oil-abstract-cubism-blue-yellow-green-red-paint/id-a_2953471/" text:style-name="Internet_20_link" text:visited-style-name="Visited_20_Internet_20_Link">https://www.1stdibs.com/art/paintings/abstract-paintings/nguyen-hong-son-thank-god-21st-century-asian-oil-abstract-cubism-blue-yellow-green-red-paint/id-a_2953471/</text:a></text:p>
      <text:p text:style-name="P24"/>
      <text:p text:style-name="P75"><text:span text:style-name="T3">15: Young - “</text:span>Cubist Brown – Acrylic Pour – Giclee Print”</text:p>
      <text:p text:style-name="P27"><text:a xlink:type="simple" xlink:href="https://www.derekdeyoung.com/product/cubist-brown-acrylic-pour-giclee-print" text:style-name="Internet_20_link" text:visited-style-name="Visited_20_Internet_20_Link">https://www.derekdeyoung.com/product/cubist-brown-acrylic-pour-giclee-print</text:a></text:p>
      <text:p text:style-name="P26"><text:soft-page-break/></text:p>
      <text:p text:style-name="P75"><text:span text:style-name="T4">16: Young - “</text:span>Cubist Tarpon – Giclee Print”</text:p>
      <text:p text:style-name="P29"><text:a xlink:type="simple" xlink:href="https://www.derekdeyoung.com/product/cubist-tarpon-giclee-print" text:style-name="Internet_20_link" text:visited-style-name="Visited_20_Internet_20_Link">https://www.derekdeyoung.com/product/cubist-tarpon-giclee-print</text:a></text:p>
      <text:p text:style-name="P28"/>
      <text:p text:style-name="P75"><text:span text:style-name="T5">17: Young - “</text:span>Cubist 4 in 1 – Canvas Print”</text:p>
      <text:p text:style-name="P31"><text:a xlink:type="simple" xlink:href="https://www.derekdeyoung.com/product/cubist-4-1-canvas-print" text:style-name="Internet_20_link" text:visited-style-name="Visited_20_Internet_20_Link">https://www.derekdeyoung.com/product/cubist-4-1-canvas-print</text:a></text:p>
      <text:p text:style-name="P30"/>
      <text:p text:style-name="P33">18: Gleizes - “<text:span text:style-name="T7">Portrait de Jaques Nayral</text:span>” </text:p>
      <text:p text:style-name="P33"><text:a xlink:type="simple" xlink:href="https://www.tate.org.uk/art/artists/albert-gleizes-1178" text:style-name="Internet_20_link" text:visited-style-name="Visited_20_Internet_20_Link">https://www.tate.org.uk/art/artists/albert-gleizes-1178</text:a></text:p>
      <text:p text:style-name="P32"/>
      <text:p text:style-name="P35">19: Gleizes - “<text:span text:style-name="T15">Painting 1921”</text:span></text:p>
      <text:p text:style-name="P35"><text:a xlink:type="simple" xlink:href="https://www.tate.org.uk/art/artworks/gleizes-painting-t00550" text:style-name="Internet_20_link" text:visited-style-name="Visited_20_Internet_20_Link">https://www.tate.org.uk/art/artworks/gleizes-painting-t00550</text:a></text:p>
      <text:p text:style-name="P34"/>
      <text:p text:style-name="P37">20: Gleizes - “<text:span text:style-name="T19">I giocatori di foot-ball” </text:span></text:p>
      <text:p text:style-name="P37"><text:a xlink:type="simple" xlink:href="http://artefootball.com/wp-content/uploads/2015/11/7.-Albert-Gleizes-Les-Joueurs-de-foot-ball-1912-13-FRA.jpg" text:style-name="Internet_20_link" text:visited-style-name="Visited_20_Internet_20_Link">http://artefootball.com/wp-content/uploads/2015/11/7.-Albert-Gleizes-Les-Joueurs-de-foot-ball-1912-13-FRA.jpg</text:a></text:p>
      <text:p text:style-name="P36"/>
      <text:p text:style-name="P39">21: Picasso - “<text:span text:style-name="T20">Ritratto di Wilhelm Uhde”</text:span></text:p>
      <text:p text:style-name="P39"><text:a xlink:type="simple" xlink:href="http://artefootball.com/wp-content/uploads/2015/12/Pablo-Picasso-Ritratto-di-Wilhelm-Uhde-1910.-Collezione-privata.jpg" text:style-name="Internet_20_link" text:visited-style-name="Visited_20_Internet_20_Link">http://artefootball.com/wp-content/uploads/2015/12/Pablo-Picasso-Ritratto-di-Wilhelm-Uhde-1910.-Collezione-privata.jpg</text:a></text:p>
      <text:p text:style-name="P38"/>
      <text:p text:style-name="P41">22: Braque - “<text:span text:style-name="T16">Violino e candeliere”</text:span></text:p>
      <text:p text:style-name="P41"><text:a xlink:type="simple" xlink:href="http://artefootball.com/wp-content/uploads/2015/12/Georges-Braque-Violin-and-Candlestick-1910.-San-Francisco-Museum-of-Modern-Art.jpg" text:style-name="Internet_20_link" text:visited-style-name="Visited_20_Internet_20_Link">http://artefootball.com/wp-content/uploads/2015/12/Georges-Braque-Violin-and-Candlestick-1910.-San-Francisco-Museum-of-Modern-Art.jpg</text:a></text:p>
      <text:p text:style-name="P40"/>
      <text:p text:style-name="P43">23: Picasso - “<text:span text:style-name="T17">Ritratto di Daniel-Henry Kahnweiler”</text:span></text:p>
      <text:p text:style-name="P43"><text:a xlink:type="simple" xlink:href="https://restaurars.altervista.org/il-mercante-e-il-nuovo-sistema-dellarte/" text:style-name="Internet_20_link" text:visited-style-name="Visited_20_Internet_20_Link">https://restaurars.altervista.org/il-mercante-e-il-nuovo-sistema-dellarte/</text:a></text:p>
      <text:p text:style-name="P42"/>
      <text:p text:style-name="P45">24: Metzinger - “<text:span text:style-name="T18">Due nudi”</text:span></text:p>
      <text:p text:style-name="P45"><text:a xlink:type="simple" xlink:href="http://artefootball.com/wp-content/uploads/2015/12/Jean-Metzinger-1910-11-Deux-Nus-1910-11.-Göteborg-Konstmuseum.jpg" text:style-name="Internet_20_link" text:visited-style-name="Visited_20_Internet_20_Link">http://artefootball.com/wp-content/uploads/2015/12/Jean-Metzinger-1910-11-Deux-Nus-1910-11.-G%C3%B6teborg-Konstmuseum.jpg</text:a></text:p>
      <text:p text:style-name="P44"/>
      <text:p text:style-name="P47">25: Gleizes - “<text:span text:style-name="T21">Il cammino, Meudon</text:span>”</text:p>
      <text:p text:style-name="P47"><text:a xlink:type="simple" xlink:href="http://artefootball.com/wp-content/uploads/2015/12/Albert-Gleizes-Le-Chemin-Paysage-à-Meudon-Paysage-avec-personnage-1911.-Collezione-privata.jpg" text:style-name="Internet_20_link" text:visited-style-name="Visited_20_Internet_20_Link">http://artefootball.com/wp-content/uploads/2015/12/Albert-Gleizes-Le-Chemin-Paysage-%C3%A0-Meudon-Paysage-avec-personnage-1911.-Collezione-privata.jpg</text:a></text:p>
      <text:p text:style-name="P46"/>
      <text:p text:style-name="P49">26: Gleizes - “<text:span text:style-name="T22">La cattedrale di Chatres</text:span>”</text:p>
      <text:p text:style-name="P49"><text:a xlink:type="simple" xlink:href="http://artefootball.com/wp-content/uploads/2016/01/Albert-Gleizes-La-cathédrale-de-Chartres-1912.-Huile-sur-toile-736-x-603-cm.-Hannover-Sprengel-Museum-Hannover.jpg" text:style-name="Internet_20_link" text:visited-style-name="Visited_20_Internet_20_Link">http://artefootball.com/wp-content/uploads/2016/01/Albert-Gleizes-La-cath%C3%A9drale-de-Chartres-1912.-Huile-sur-toile-736-x-603-cm.-Hannover-Sprengel-Museum-Hannover.jpg</text:a></text:p>
      <text:p text:style-name="P48"/>
      <text:p text:style-name="P51">27: Gleizes - “<text:span text:style-name="T23">La trebbiatura delle messi</text:span>”</text:p>
      <text:p text:style-name="P51"><text:a xlink:type="simple" xlink:href="http://artefootball.com/wp-content/uploads/2016/01/Albert-Gleizes-Le-Dépiquage-des-Moissons-Harvest-Threshing-1912.-Oil-on-canvas-269x353cm.-Tokyo-National-Museum-of-Western-Art.jpg" text:style-name="Internet_20_link" text:visited-style-name="Visited_20_Internet_20_Link">http://artefootball.com/wp-content/uploads/2016/01/Albert-Gleizes-Le-D%C3%A9piquage-des-Moissons-Harvest-Threshing-1912.-Oil-on-canvas-269x353cm.-Tokyo-National-Museum-of-Western-Art.jpg</text:a></text:p>
      <text:p text:style-name="P50"/>
      <text:p text:style-name="P53">28: Metzinger - “<text:span text:style-name="T24">Al velodromo</text:span>”</text:p>
      <text:p text:style-name="P53"><text:a xlink:type="simple" xlink:href="http://artefootball.com/wp-content/uploads/2016/01/Jean-Metzinger-Au-vélodrome-1912.-Venezia-Peggy-Guggenheim-Collection.jpg" text:style-name="Internet_20_link" text:visited-style-name="Visited_20_Internet_20_Link">http://artefootball.com/wp-content/uploads/2016/01/Jean-Metzinger-Au-v%C3%A9lodrome-1912.-Venezia-Peggy-Guggenheim-Collection.jpg</text:a></text:p>
      <text:p text:style-name="P52"/>
      <text:p text:style-name="P55">29: Braque - “<text:span text:style-name="T25">Bottle and Fishes</text:span>”</text:p>
      <text:p text:style-name="P55"><text:a xlink:type="simple" xlink:href="https://www.artslife.com/2017/02/03/mostre-mondo-2017-esposizioni-importanti-stati-uniti-canada-giappone-cina-australia-russia/" text:style-name="Internet_20_link" text:visited-style-name="Visited_20_Internet_20_Link">https://www.artslife.com/2017/02/03/mostre-mondo-2017-esposizioni-importanti-stati-uniti-canada-giappone-cina-australia-russia/</text:a></text:p>
      <text:p text:style-name="P54"><text:soft-page-break/></text:p>
      <text:p text:style-name="P57">30: Metzinger - “<text:span text:style-name="T26">L’Oiseau Bleu</text:span>”</text:p>
      <text:p text:style-name="P57"><text:a xlink:type="simple" xlink:href="https://quellodiarte.com/2018/06/24/24-giugno-jean-metzinger/blue/" text:style-name="Internet_20_link" text:visited-style-name="Visited_20_Internet_20_Link">https://quellodiarte.com/2018/06/24/24-giugno-jean-metzinger/blue/</text:a></text:p>
      <text:p text:style-name="P56"/>
      <text:p text:style-name="P59">31: Picasso - “<text:span text:style-name="T27">Repose</text:span>”</text:p>
      <text:p text:style-name="P59"><text:a xlink:type="simple" xlink:href="https://www.flickr.com/photos/renzodionigi/4262415412/in/pool-40181466@N00/" text:style-name="Internet_20_link" text:visited-style-name="Visited_20_Internet_20_Link">https://www.flickr.com/photos/renzodionigi/4262415412/in/pool-40181466@N00/</text:a></text:p>
      <text:p text:style-name="P58"/>
      <text:p text:style-name="P61">32: Picasso - “<text:span text:style-name="T28">Tete de femme”</text:span></text:p>
      <text:p text:style-name="P61"><text:a xlink:type="simple" xlink:href="https://www.pablo-ruiz-picasso.net/work-1421.php" text:style-name="Internet_20_link" text:visited-style-name="Visited_20_Internet_20_Link">https://www.pablo-ruiz-picasso.net/work-1421.php</text:a></text:p>
      <text:p text:style-name="P60"/>
      <text:p text:style-name="P63">33: Gleizes - “<text:span text:style-name="T29">Paysage</text:span>”</text:p>
      <text:p text:style-name="P63"><text:a xlink:type="simple" xlink:href="https://www.wikiart.org/de/albert-gleizes/paysage-1914" text:style-name="Internet_20_link" text:visited-style-name="Visited_20_Internet_20_Link">https://www.wikiart.org/de/albert-gleizes/paysage-1914</text:a></text:p>
      <text:p text:style-name="P62"/>
      <text:p text:style-name="P65">34: Gleizes - “<text:span text:style-name="T30">Portrait of Igor Stravinsky”</text:span></text:p>
      <text:p text:style-name="P65"><text:a xlink:type="simple" xlink:href="https://www.wikiart.org/de/albert-gleizes/portrait-of-igor-stravinsky-1914" text:style-name="Internet_20_link" text:visited-style-name="Visited_20_Internet_20_Link">https://www.wikiart.org/de/albert-gleizes/portrait-of-igor-stravinsky-1914</text:a></text:p>
      <text:p text:style-name="P64"/>
      <text:p text:style-name="P67">35: Gleizes - “<text:span text:style-name="T31">Acrobats”</text:span></text:p>
      <text:p text:style-name="P67"><text:a xlink:type="simple" xlink:href="https://www.wikiart.org/de/albert-gleizes/acrobats-1916" text:style-name="Internet_20_link" text:visited-style-name="Visited_20_Internet_20_Link">https://www.wikiart.org/de/albert-gleizes/acrobats-1916</text:a></text:p>
      <text:p text:style-name="P66"/>
      <text:p text:style-name="P69">36: Gleizes - “<text:span text:style-name="T31">On Brooklyn Bridge”</text:span></text:p>
      <text:p text:style-name="P69"><text:a xlink:type="simple" xlink:href="https://www.wikiart.org/de/albert-gleizes/on-brooklyn-bridge-1917" text:style-name="Internet_20_link" text:visited-style-name="Visited_20_Internet_20_Link">https://www.wikiart.org/de/albert-gleizes/on-brooklyn-bridge-1917</text:a></text:p>
      <text:p text:style-name="P68"/>
      <text:p text:style-name="P70">37: Gleizes - “<text:span text:style-name="T6">Landscape with Bridge and Viaduct</text:span>” <text:a xlink:type="simple" xlink:href="https://www.wikiart.org/de/albert-gleizes/landscape-with-bridge-and-viaduct-1910" text:style-name="Internet_20_link" text:visited-style-name="Visited_20_Internet_20_Link">https://www.wikiart.org/de/albert-gleizes/landscape-with-bridge-and-viaduct-1910</text:a></text:p>
      <text:p text:style-name="P70"/>
      <text:p text:style-name="P72">38: Gleizes - “<text:span text:style-name="T32">Man on a Balcony”</text:span></text:p>
      <text:p text:style-name="P72"><text:a xlink:type="simple" xlink:href="https://www.wikiart.org/de/albert-gleizes/man-on-a-balcony-portrait-of-dr-th-o-morinaud-1912" text:style-name="Internet_20_link" text:visited-style-name="Visited_20_Internet_20_Link">https://www.wikiart.org/de/albert-gleizes/man-on-a-balcony-portrait-of-dr-th-o-morinaud-1912</text:a></text:p>
      <text:p text:style-name="P71"/>
      <text:p text:style-name="P74">39: Gleizes - “the Swimmers”</text:p>
      <text:p text:style-name="P74"><text:a xlink:type="simple" xlink:href="https://www.wikiart.org/de/albert-gleizes/the-swimmers-1912" text:style-name="Internet_20_link" text:visited-style-name="Visited_20_Internet_20_Link">https://www.wikiart.org/de/albert-gleizes/the-swimmers-1912</text:a></text:p>
      <text:p text:style-name="P73"/>
      <text:p text:style-name="P76">40: Gleizes - “La Chasse”</text:p>
      <text:p text:style-name="P76"><text:a xlink:type="simple" xlink:href="https://www.wikiart.org/de/albert-gleizes/la-chasse-1911" text:style-name="Internet_20_link" text:visited-style-name="Visited_20_Internet_20_Link">https://www.wikiart.org/de/albert-gleizes/la-chasse-1911</text:a></text:p>
      <text:p text:style-name="P76"/>
      <text:p text:style-name="P77">41: Gleizes – Femmes cousant”</text:p>
      <text:p text:style-name="P77"><text:a xlink:type="simple" xlink:href="https://www.wikiart.org/de/albert-gleizes/femmes-cousant-1913" text:style-name="Internet_20_link" text:visited-style-name="Visited_20_Internet_20_Link">https://www.wikiart.org/de/albert-gleizes/femmes-cousant-1913</text:a></text:p>
      <text:p text:style-name="P77"/>
      <text:p text:style-name="P78">42: Gleizes - “Woman with Animals”</text:p>
      <text:p text:style-name="P78"><text:a xlink:type="simple" xlink:href="https://www.wikiart.org/de/albert-gleizes/woman-with-animals-1914" text:style-name="Internet_20_link" text:visited-style-name="Visited_20_Internet_20_Link">https://www.wikiart.org/de/albert-gleizes/woman-with-animals-1914</text:a></text:p>
      <text:p text:style-name="P78"/>
      <text:p text:style-name="P79">43: Gleizes - “Figure Cubiste”</text:p>
      <text:p text:style-name="P79"><text:a xlink:type="simple" xlink:href="https://www.wikiart.org/de/albert-gleizes/figure-cubiste-1921" text:style-name="Internet_20_link" text:visited-style-name="Visited_20_Internet_20_Link">https://www.wikiart.org/de/albert-gleizes/figure-cubiste-1921</text:a></text:p>
      <text:p text:style-name="P79"/>
      <text:p text:style-name="P80">44: Gleizes - “Femme Cubiste”</text:p>
      <text:p text:style-name="P80"><text:a xlink:type="simple" xlink:href="https://www.wikiart.org/de/albert-gleizes/femme-cubiste-1921" text:style-name="Internet_20_link" text:visited-style-name="Visited_20_Internet_20_Link">https://www.wikiart.org/de/albert-gleizes/femme-cubiste-1921</text:a></text:p>
      <text:p text:style-name="P80"/>
      <text:p text:style-name="P81">45: Gleizes - “The Schoolboy”</text:p>
      <text:p text:style-name="P81"><text:a xlink:type="simple" xlink:href="https://www.wikiart.org/de/albert-gleizes/the-schoolboy-1924" text:style-name="Internet_20_link" text:visited-style-name="Visited_20_Internet_20_Link">https://www.wikiart.org/de/albert-gleizes/the-schoolboy-1924</text:a></text:p>
      <text:p text:style-name="P81"/>
      <text:p text:style-name="P82">46: Gleizes - “On a Sailboat”</text:p>
      <text:p text:style-name="P82"><text:a xlink:type="simple" xlink:href="https://www.wikiart.org/de/albert-gleizes/on-a-sailboat" text:style-name="Internet_20_link" text:visited-style-name="Visited_20_Internet_20_Link">https://www.wikiart.org/de/albert-gleizes/on-a-sailboat</text:a></text:p>
      <text:p text:style-name="P82"/>
      <text:p text:style-name="P83"><text:soft-page-break/>47: Metzinger - “Le gouter, Tea Time”</text:p>
      <text:p text:style-name="P83"><text:a xlink:type="simple" xlink:href="https://en.wikipedia.org/wiki/File:Jean_Metzinger,_Le_goûter,_Tea_Time,_1911,_75.9_x_70.2_cm,_Philadelphia_Museum_of_Art.jpg" text:style-name="Internet_20_link" text:visited-style-name="Visited_20_Internet_20_Link">https://en.wikipedia.org/wiki/File:Jean_Metzinger,_Le_go%C3%BBter,_Tea_Time,_1911,_75.9_x_70.2_cm,_Philadelphia_Museum_of_Art.jpg</text:a></text:p>
      <text:p text:style-name="P83"/>
      <text:p text:style-name="P84">48: Gris - “Couteau et bouteilles”</text:p>
      <text:p text:style-name="P84"><text:a xlink:type="simple" xlink:href="https://www.eternels-eclairs.fr/cubisme-tableaux-gris-gleizes-metzinger-leger-lefauconnier.php#gleizes" text:style-name="Internet_20_link" text:visited-style-name="Visited_20_Internet_20_Link">https://www.eternels-eclairs.fr/cubisme-tableaux-gris-gleizes-metzinger-leger-lefauconnier.php</text:a></text:p>
      <text:p text:style-name="P84"/>
      <text:p text:style-name="P85">49: Gris - “Fenetre ouverte sur la place Ravignan”</text:p>
      <text:p text:style-name="P85"><text:a xlink:type="simple" xlink:href="https://www.eternels-eclairs.fr/cubisme-tableaux-gris-gleizes-metzinger-leger-lefauconnier.php#gleizes" text:style-name="Internet_20_link" text:visited-style-name="Visited_20_Internet_20_Link">https://www.eternels-eclairs.fr/cubisme-tableaux-gris-gleizes-metzinger-leger-lefauconnier.php</text:a></text:p>
      <text:p text:style-name="P85"/>
      <text:p text:style-name="P86">50: Gris - “Guitare sur une chaise”</text:p>
      <text:p text:style-name="P86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86"/>
      <text:p text:style-name="P87">51: Gris - “La nappe bien mise”</text:p>
      <text:p text:style-name="P87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87"/>
      <text:p text:style-name="P88">52: Gris - “Le fumeur”</text:p>
      <text:p text:style-name="P88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88"/>
      <text:p text:style-name="P89">53: Gris - “L’homme au cafe <text:span text:style-name="T33">(I)</text:span>”</text:p>
      <text:p text:style-name="P89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89"/>
      <text:p text:style-name="P90">5<text:span text:style-name="T34">4</text:span>: Gris - “L’homme au cafe <text:span text:style-name="T33">(II)</text:span>”</text:p>
      <text:p text:style-name="P90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0"/>
      <text:p text:style-name="P90">5<text:span text:style-name="T34">5</text:span>: Gris - “<text:span text:style-name="T34">Maison de Paris</text:span>”</text:p>
      <text:p text:style-name="P90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0"/>
      <text:p text:style-name="P92">56: Gris - “Paysage de Ceret”</text:p>
      <text:p text:style-name="P91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1"/>
      <text:p text:style-name="P93">57: G<text:span text:style-name="T35">r</text:span>is - “Violon et guitare”</text:p>
      <text:p text:style-name="P93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3"/>
      <text:p text:style-name="P94">58: Le Fauconnier - “Figures”</text:p>
      <text:p text:style-name="P94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4"/>
      <text:p text:style-name="P95">59: Leger - “Femme et chat”</text:p>
      <text:p text:style-name="P95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5"/>
      <text:p text:style-name="P96">60: Leger - “La Ville”</text:p>
      <text:p text:style-name="P96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6"/>
      <text:p text:style-name="P97">61: <text:span text:style-name="T36">Leger -</text:span> “Le Batelier”</text:p>
      <text:p text:style-name="P97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7"/>
      <text:p text:style-name="P98">62: <text:span text:style-name="T37">Metzinger - “Aldeia”</text:span></text:p>
      <text:p text:style-name="P98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8"/>
      <text:p text:style-name="P99">63: Metzinger - “Danseuse au cafe”</text:p>
      <text:p text:style-name="P99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9"/>
      <text:p text:style-name="P100"><text:soft-page-break/>64: Metzinger - “Femme nue devant un miroir”</text:p>
      <text:p text:style-name="P100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100"/>
      <text:p text:style-name="P101">65: Metzinger - “La plume jaune”</text:p>
      <text:p text:style-name="P101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101"/>
      <text:p text:style-name="P102">66: Metzinger - “Madame Metzinger”</text:p>
      <text:p text:style-name="P102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102"/>
      <text:p text:style-name="P103">67: Metzinger - “Paysage”</text:p>
      <text:p text:style-name="P103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103"/>
      <text:p text:style-name="P104">68: Duchamp - “Le Roi et la Reine entoures de Nus vites”</text:p>
      <text:p text:style-name="P104"><text:a xlink:type="simple" xlink:href="https://en.wikipedia.org/wiki/File:Marcel_Duchamp,_1912,_Le_Roi_et_la_Reine_entourés_de_Nus_vites_(The_King_and_Queen_Surrounded_by_Swift_Nudes),_oil_on_canvas,_114.6_x_128.9_cm,_Philadelphia_Museum_of_Art.jpg" text:style-name="Internet_20_link" text:visited-style-name="Visited_20_Internet_20_Link">https://en.wikipedia.org/wiki/File:Marcel_Duchamp,_1912,_Le_Roi_et_la_Reine_entour%C3%A9s_de_Nus_vites_(The_King_and_Queen_Surrounded_by_Swift_Nudes),_oil_on_canvas,_114.6_x_128.9_cm,_Philadelphia_Museum_of_Art.jpg</text:a></text:p>
      <text:p text:style-name="P104"/>
      <text:p text:style-name="P105">69: Duchamp - “L’Adieu a la peinture”</text:p>
      <text:p text:style-name="P104"><text:a xlink:type="simple" xlink:href="http://astral2000.e-monsite.com/medias/images/l-adieu-a-la-peinture-de-marcel-duchamp.jpg" text:style-name="Internet_20_link" text:visited-style-name="Visited_20_Internet_20_Link">http://astral2000.e-monsite.com/medias/images/l-adieu-a-la-peinture-de-marcel-duchamp.jpg</text:a></text:p>
      <text:p text:style-name="P104"/>
      <text:p text:style-name="P106">70: Delaunay - “Tour Eiffel”</text:p>
      <text:p text:style-name="P106"><text:a xlink:type="simple" xlink:href="https://de.wikipedia.org/wiki/Datei:Delaunay_-_Tour_Eiffel.jpeg" text:style-name="Internet_20_link" text:visited-style-name="Visited_20_Internet_20_Link">https://de.wikipedia.org/wiki/Datei:Delaunay_-_Tour_Eiffel.jpeg</text:a></text:p>
      <text:p text:style-name="P106"/>
      <text:p text:style-name="P107">71: Delaunay - “Tour Eiffel”</text:p>
      <text:p text:style-name="P107"><text:a xlink:type="simple" xlink:href="https://en.wikipedia.org/wiki/File:Robert_Delaunay,_1926,_Tour_Eiffel,_oil_on_canvas,_169_×_86_cm,_Musée_d%27Art_Moderne_de_la_ville_de_Paris.jpg" text:style-name="Internet_20_link" text:visited-style-name="Visited_20_Internet_20_Link">https://en.wikipedia.org/wiki/File:Robert_Delaunay,_1926,_Tour_Eiffel,_oil_on_canvas,_169_%C3%97_86_cm,_Mus%C3%A9e_d%27Art_Moderne_de_la_ville_de_Paris.jpg</text:a></text:p>
      <text:p text:style-name="P107"/>
      <text:p text:style-name="P108">72: Delaunay - “Portuguese Woman”</text:p>
      <text:p text:style-name="P108"><text:a xlink:type="simple" xlink:href="https://en.wikipedia.org/wiki/File:Delaunay_Portuguese_Woman.jpg" text:style-name="Internet_20_link" text:visited-style-name="Visited_20_Internet_20_Link">https://en.wikipedia.org/wiki/File:Delaunay_Portuguese_Woman.jpg</text:a></text:p>
      <text:p text:style-name="P108"/>
      <text:p text:style-name="P109">73: Delaunay - “Rythme no1, Decoration for the Salon des Tuileries”</text:p>
      <text:p text:style-name="P109"><text:a xlink:type="simple" xlink:href="https://en.wikipedia.org/wiki/File:Robert_Delaunay,_1938,_Rythme_n°1,_Decoration_for_the_Salon_des_Tuileries,_oil_on_canvas,_Musée_d%27Art_Moderne_de_la_ville_de_Paris.jpg" text:style-name="Internet_20_link" text:visited-style-name="Visited_20_Internet_20_Link">https://en.wikipedia.org/wiki/File:Robert_Delaunay,_1938,_Rythme_n%C2%B01,_Decoration_for_the_Salon_des_Tuileries,_oil_on_canvas,_Mus%C3%A9e_d%27Art_Moderne_de_la_ville_de_Paris.jpg</text:a></text:p>
      <text:p text:style-name="P109"/>
      <text:p text:style-name="P110">74: Gris - “Portrait of Pablo Picasso”</text:p>
      <text:p text:style-name="P110"><text:a xlink:type="simple" xlink:href="https://de.wikipedia.org/wiki/Datei:Juan_Gris_-_Portrait_of_Pablo_Picasso_-_Google_Art_Project.jpg" text:style-name="Internet_20_link" text:visited-style-name="Visited_20_Internet_20_Link">https://de.wikipedia.org/wiki/Datei:Juan_Gris_-_Portrait_of_Pablo_Picasso_-_Google_Art_Project.jpg</text:a></text:p>
      <text:p text:style-name="P110"/>
      <text:p text:style-name="P111">75: Gris - “Harlekin mit Gitarre”</text:p>
      <text:p text:style-name="P111"><text:a xlink:type="simple" xlink:href="https://de.wikipedia.org/wiki/Juan_Gris#/media/Datei:Juan_Gris_-_Harlequin_with_Guitar.jpg" text:style-name="Internet_20_link" text:visited-style-name="Visited_20_Internet_20_Link">https://de.wikipedia.org/wiki/Juan_Gris#/media/Datei:Juan_Gris_-_Harlequin_with_Guitar.jpg</text:a></text:p>
      <text:p text:style-name="P111"/>
      <text:p text:style-name="P112">76: de La Fresnaye - “Homme assis”</text:p>
      <text:p text:style-name="P112"><text:a xlink:type="simple" xlink:href="https://de.wikipedia.org/wiki/Datei:Roger-Noël-François_de_La_Fresnaye_001.jpg" text:style-name="Internet_20_link" text:visited-style-name="Visited_20_Internet_20_Link">https://de.wikipedia.org/wiki/Datei:Roger-No%C3%ABl-Fran%C3%A7ois_de_La_Fresnaye_001.jpg</text:a></text:p>
      <text:p text:style-name="P112"/>
      <text:p text:style-name="P113">77: Leger - “Between Abstraction and Cubism”</text:p>
      <text:p text:style-name="P113"><text:a xlink:type="simple" xlink:href="https://www.ideelart.com/magazine/fernand-leger" text:style-name="Internet_20_link" text:visited-style-name="Visited_20_Internet_20_Link">https://www.ideelart.com/magazine/fernand-leger</text:a></text:p>
      <text:p text:style-name="P113"/>
      <text:p text:style-name="P114">78: Baranoff-Rossine - “Self-Portrait”</text:p>
      <text:p text:style-name="P114"><text:a xlink:type="simple" xlink:href="https://de.wikipedia.org/wiki/Datei:Wladimir_Baranoff-Rossine_-_Self-Portrait,_1907.jpg" text:style-name="Internet_20_link" text:visited-style-name="Visited_20_Internet_20_Link">https://de.wikipedia.org/wiki/Datei:Wladimir_Baranoff-Rossine_-_Self-Portrait,_1907.jpg</text:a></text:p>
      <text:p text:style-name="P114"/>
      <text:p text:style-name="P115"><text:soft-page-break/>79: Bruce - “Forms”</text:p>
      <text:p text:style-name="P115"><text:a xlink:type="simple" xlink:href="https://de.wikipedia.org/wiki/Datei:Patrick_Henry_Bruce_Forms_about_1918.jpg" text:style-name="Internet_20_link" text:visited-style-name="Visited_20_Internet_20_Link">https://de.wikipedia.org/wiki/Datei:Patrick_Henry_Bruce_Forms_about_1918.jpg</text:a></text:p>
      <text:p text:style-name="P115"/>
      <text:p text:style-name="P116">80: Bruce “Stillleben”</text:p>
      <text:p text:style-name="P116"><text:a xlink:type="simple" xlink:href="https://de.wikipedia.org/wiki/Datei:Patrick_Henry_Bruce_Stilleben.jpg" text:style-name="Internet_20_link" text:visited-style-name="Visited_20_Internet_20_Link">https://de.wikipedia.org/wiki/Datei:Patrick_Henry_Bruce_Stilleben.jpg</text:a></text:p>
      <text:p text:style-name="P116"/>
      <text:p text:style-name="P117">81: Capek - “Selfportrait”</text:p>
      <text:p text:style-name="P117"><text:a xlink:type="simple" xlink:href="https://de.wikipedia.org/wiki/Datei:Josef_Čapek_Selfportrait.jpg" text:style-name="Internet_20_link" text:visited-style-name="Visited_20_Internet_20_Link">https://de.wikipedia.org/wiki/Datei:Josef_%C4%8Capek_Selfportrait.jpg</text:a></text:p>
      <text:p text:style-name="P117"/>
      <text:p text:style-name="P118">82: Delaunay - “Les trois graces”</text:p>
      <text:p text:style-name="P118"><text:a xlink:type="simple" xlink:href="https://de.wikipedia.org/wiki/Datei:Robert_Delaunay_Les_trois_grâces_1912.jpg" text:style-name="Internet_20_link" text:visited-style-name="Visited_20_Internet_20_Link">https://de.wikipedia.org/wiki/Datei:Robert_Delaunay_Les_trois_gr%C3%A2ces_1912.jpg</text:a></text:p>
      <text:p text:style-name="P118"/>
      <text:p text:style-name="P119">83: Delaunay - “La Ville de Paris”</text:p>
      <text:p text:style-name="P119"><text:a xlink:type="simple" xlink:href="https://de.wikipedia.org/wiki/Datei:Delaunay_-_La_Ville_de_Paris.jpg" text:style-name="Internet_20_link" text:visited-style-name="Visited_20_Internet_20_Link">https://de.wikipedia.org/wiki/Datei:Delaunay_-_La_Ville_de_Paris.jpg</text:a></text:p>
      <text:p text:style-name="P119"/>
      <text:p text:style-name="P120">84: Gestel - “Self Portrait”</text:p>
      <text:p text:style-name="P120"><text:a xlink:type="simple" xlink:href="https://de.wikipedia.org/wiki/Datei:Leo_Gestel,_Self_Portrait,_1913.jpg" text:style-name="Internet_20_link" text:visited-style-name="Visited_20_Internet_20_Link">https://de.wikipedia.org/wiki/Datei:Leo_Gestel,_Self_Portrait,_1913.jpg</text:a></text:p>
      <text:p text:style-name="P120"/>
      <text:p text:style-name="P121">85: Gris - “El fumador”</text:p>
      <text:p text:style-name="P121"><text:a xlink:type="simple" xlink:href="https://de.wikipedia.org/wiki/Datei:25._El_fumador_(Frank_Haviland).jpg" text:style-name="Internet_20_link" text:visited-style-name="Visited_20_Internet_20_Link">https://de.wikipedia.org/wiki/Datei:25._El_fumador_(Frank_Haviland).jpg</text:a></text:p>
      <text:p text:style-name="P121"/>
      <text:p text:style-name="P122">86: de La Fresnaye - “Conquest of Air”</text:p>
      <text:p text:style-name="P122"><text:a xlink:type="simple" xlink:href="https://de.wikipedia.org/wiki/Datei:Fresnaye_conquest_of_air.jpg" text:style-name="Internet_20_link" text:visited-style-name="Visited_20_Internet_20_Link">https://de.wikipedia.org/wiki/Datei:Fresnaye_conquest_of_air.jpg</text:a></text:p>
      <text:p text:style-name="P122"/>
      <text:p text:style-name="P123">87: Le Fauconnier - “The Huntsman”</text:p>
      <text:p text:style-name="P123"><text:a xlink:type="simple" xlink:href="https://de.wikipedia.org/wiki/Datei:1912_Henri_Le_Fauconnier_The_Huntsman.jpg" text:style-name="Internet_20_link" text:visited-style-name="Visited_20_Internet_20_Link">https://de.wikipedia.org/wiki/Datei:1912_Henri_Le_Fauconnier_The_Huntsman.jpg</text:a></text:p>
      <text:p text:style-name="P123"/>
      <text:p text:style-name="P124">88: Marcoussis - “Le bar du port”</text:p>
      <text:p text:style-name="P124"><text:a xlink:type="simple" xlink:href="https://de.wikipedia.org/wiki/Datei:Louis_Marcoussis_Le_bar_du_port_1913.jpg" text:style-name="Internet_20_link" text:visited-style-name="Visited_20_Internet_20_Link">https://de.wikipedia.org/wiki/Datei:Louis_Marcoussis_Le_bar_du_port_1913.jpg</text:a></text:p>
      <text:p text:style-name="P124"/>
      <text:p text:style-name="P125">89: Marcoussis - “Violon bouteilles de Marc et cartes”</text:p>
      <text:p text:style-name="P125"><text:a xlink:type="simple" xlink:href="https://de.wikipedia.org/wiki/Datei:Louis_Marcoussis_Violon_bouteilles_de_Marc_et_cartes_1919.jpg" text:style-name="Internet_20_link" text:visited-style-name="Visited_20_Internet_20_Link">https://de.wikipedia.org/wiki/Datei:Louis_Marcoussis_Violon_bouteilles_de_Marc_et_cartes_1919.jpg</text:a></text:p>
      <text:p text:style-name="P125"/>
      <text:p text:style-name="P126">90: Marcoussis - “Composition cubiste au portrait”</text:p>
      <text:p text:style-name="P126"><text:a xlink:type="simple" xlink:href="https://de.wikipedia.org/wiki/Datei:Louis_Marcoussis_Composition_cubiste_au_portrait_1926.jpg" text:style-name="Internet_20_link" text:visited-style-name="Visited_20_Internet_20_Link">https://de.wikipedia.org/wiki/Datei:Louis_Marcoussis_Composition_cubiste_au_portrait_1926.jpg</text:a></text:p>
      <text:p text:style-name="P126"/>
      <text:p text:style-name="P127">91: Marcoussis - “Poire verte et couteau”</text:p>
      <text:p text:style-name="P127"><text:a xlink:type="simple" xlink:href="https://de.wikipedia.org/wiki/Datei:Louis_Marcoussis_Poire_verte_et_couteau.jpg" text:style-name="Internet_20_link" text:visited-style-name="Visited_20_Internet_20_Link">https://de.wikipedia.org/wiki/Datei:Louis_Marcoussis_Poire_verte_et_couteau.jpg</text:a></text:p>
      <text:p text:style-name="P127"/>
      <text:p text:style-name="P128">92: Popowa - “Birsk”</text:p>
      <text:p text:style-name="P128"><text:a xlink:type="simple" xlink:href="https://de.wikipedia.org/wiki/Datei:GUGG_Birsk.jpg" text:style-name="Internet_20_link" text:visited-style-name="Visited_20_Internet_20_Link">https://de.wikipedia.org/wiki/Datei:GUGG_Birsk.jpg</text:a></text:p>
      <text:p text:style-name="P128"/>
      <text:p text:style-name="P129">93: Popowa - “Philosoph” </text:p>
      <text:p text:style-name="P129"><text:a xlink:type="simple" xlink:href="https://de.wikipedia.org/wiki/Datei:PopowaPhilosoph.jpg" text:style-name="Internet_20_link" text:visited-style-name="Visited_20_Internet_20_Link">https://de.wikipedia.org/wiki/Datei:PopowaPhilosoph.jpg</text:a></text:p>
      <text:p text:style-name="P129"/>
      <text:p text:style-name="P130">94: Popowa - “The violin”</text:p>
      <text:p text:style-name="P130"><text:a xlink:type="simple" xlink:href="https://de.wikipedia.org/wiki/Datei:1915_Popova_Violine_anagoria.JPG" text:style-name="Internet_20_link" text:visited-style-name="Visited_20_Internet_20_Link">https://de.wikipedia.org/wiki/Datei:1915_Popova_Violine_anagoria.JPG</text:a></text:p>
      <text:p text:style-name="P130"/>
      <text:p text:style-name="P131">95: Popowa - “The model. Standing figure”</text:p>
      <text:p text:style-name="P131"><text:a xlink:type="simple" xlink:href="https://de.wikipedia.org/wiki/Datei:1913_Popova_Das_Modell_anagoria.JPG" text:style-name="Internet_20_link" text:visited-style-name="Visited_20_Internet_20_Link">https://de.wikipedia.org/wiki/Datei:1913_Popova_Das_Modell_anagoria.JPG</text:a></text:p>
      <text:p text:style-name="P131"/>
      <text:p text:style-name="P132"><text:soft-page-break/>96: Popowa - “Sitzender weiblicher Akt”</text:p>
      <text:p text:style-name="P132"><text:a xlink:type="simple" xlink:href="https://de.wikipedia.org/wiki/Datei:Popowa3.jpg" text:style-name="Internet_20_link" text:visited-style-name="Visited_20_Internet_20_Link">https://de.wikipedia.org/wiki/Datei:Popowa3.jpg</text:a></text:p>
      <text:p text:style-name="P132"/>
      <text:p text:style-name="P133">97: Popowa - “Malerische Architektonik”</text:p>
      <text:p text:style-name="P133"><text:a xlink:type="simple" xlink:href="https://de.wikipedia.org/wiki/Datei:PopowaArchitektonik.jpg" text:style-name="Internet_20_link" text:visited-style-name="Visited_20_Internet_20_Link">https://de.wikipedia.org/wiki/Datei:PopowaArchitektonik.jpg</text:a></text:p>
      <text:p text:style-name="P133"/>
      <text:p text:style-name="P134">98: Popowa - “Kubistische Stadtlandschaft”</text:p>
      <text:p text:style-name="P134"><text:a xlink:type="simple" xlink:href="https://de.wikipedia.org/wiki/Datei:Ljubow_Popowa_-_Kubistische_Stadtlandschaft.jpeg" text:style-name="Internet_20_link" text:visited-style-name="Visited_20_Internet_20_Link">https://de.wikipedia.org/wiki/Datei:Ljubow_Popowa_-_Kubistische_Stadtlandschaft.jpeg</text:a></text:p>
      <text:p text:style-name="P134"/>
      <text:p text:style-name="P135">99: Ryback - “Die alte Sysngoge”</text:p>
      <text:p text:style-name="P135"><text:a xlink:type="simple" xlink:href="https://de.wikipedia.org/wiki/Datei:Ryback_Die_alte_Synagoge_1917.jpg" text:style-name="Internet_20_link" text:visited-style-name="Visited_20_Internet_20_Link">https://de.wikipedia.org/wiki/Datei:Ryback_Die_alte_Synagoge_1917.jpg</text:a></text:p>
      <text:p text:style-name="P135"/>
      <text:p text:style-name="P136">100: Gris - “Guitar with Clarinet”</text:p>
      <text:p text:style-name="P136"><text:a xlink:type="simple" xlink:href="https://de.wikipedia.org/wiki/Datei:JuanGrisGuitarwithClarinetKuntsmuseu.jpg" text:style-name="Internet_20_link" text:visited-style-name="Visited_20_Internet_20_Link">https://de.wikipedia.org/wiki/Datei:JuanGrisGuitarwithClarinetKuntsmuseu.jpg</text:a></text:p>
      <text:p text:style-name="P136"/>
      <text:p text:style-name="P137">101: Bruce - “Composition VI”</text:p>
      <text:p text:style-name="P137"><text:a xlink:type="simple" xlink:href="https://www.wikiart.org/de/patrick-henry-bruce/composition-vi-1916" text:style-name="Internet_20_link" text:visited-style-name="Visited_20_Internet_20_Link">https://www.wikiart.org/de/patrick-henry-bruce/composition-vi-1916</text:a></text:p>
      <text:p text:style-name="P137"/>
      <text:p text:style-name="P138">102: Bruce - “Painting”</text:p>
      <text:p text:style-name="P138"><text:a xlink:type="simple" xlink:href="https://www.wikiart.org/de/patrick-henry-bruce/painting-1918" text:style-name="Internet_20_link" text:visited-style-name="Visited_20_Internet_20_Link">https://www.wikiart.org/de/patrick-henry-bruce/painting-1918</text:a></text:p>
      <text:p text:style-name="P138"/>
      <text:p text:style-name="P139">103: Metzinger - “La Violoniste”</text:p>
      <text:p text:style-name="P139"><text:a xlink:type="simple" xlink:href="https://www.wikiart.org/de/jean-metzinger/la-violoniste-1955" text:style-name="Internet_20_link" text:visited-style-name="Visited_20_Internet_20_Link">https://www.wikiart.org/de/jean-metzinger/la-violoniste-1955</text:a></text:p>
      <text:p text:style-name="P139"/>
      <text:p text:style-name="P140">104: Metzinger - “Nature morte”</text:p>
      <text:p text:style-name="P140"><text:a xlink:type="simple" xlink:href="https://www.wikiart.org/de/jean-metzinger/nature-morte-1911" text:style-name="Internet_20_link" text:visited-style-name="Visited_20_Internet_20_Link">https://www.wikiart.org/de/jean-metzinger/nature-morte-1911</text:a></text:p>
      <text:p text:style-name="P140"/>
      <text:p text:style-name="P141">105: Metzinger - “Les Baigneuses”</text:p>
      <text:p text:style-name="P141"><text:a xlink:type="simple" xlink:href="https://www.wikiart.org/de/jean-metzinger/les-baigneuses-1913" text:style-name="Internet_20_link" text:visited-style-name="Visited_20_Internet_20_Link">https://www.wikiart.org/de/jean-metzinger/les-baigneuses-1913</text:a></text:p>
      <text:p text:style-name="P141"/>
      <text:p text:style-name="P142">106: Gris - “Gitarre und Pfeife”</text:p>
      <text:p text:style-name="P142"><text:a xlink:type="simple" xlink:href="https://www.wikiart.org/de/juan-gris/gitarre-und-pfeife-1913" text:style-name="Internet_20_link" text:visited-style-name="Visited_20_Internet_20_Link">https://www.wikiart.org/de/juan-gris/gitarre-und-pfeife-1913</text:a></text:p>
      <text:p text:style-name="P142"/>
      <text:p text:style-name="P143">107: Gris - “Portrait of Germaine Raynal”</text:p>
      <text:p text:style-name="P143"><text:a xlink:type="simple" xlink:href="https://www.wikiart.org/de/juan-gris/portrait-of-germaine-raynal-1912" text:style-name="Internet_20_link" text:visited-style-name="Visited_20_Internet_20_Link">https://www.wikiart.org/de/juan-gris/portrait-of-germaine-raynal-1912</text:a></text:p>
      <text:p text:style-name="P143"/>
      <text:p text:style-name="P144">108: Gris - “Still Life with Flowers”</text:p>
      <text:p text:style-name="P144"><text:a xlink:type="simple" xlink:href="https://www.wikiart.org/de/juan-gris/still-life-with-flowers-1912" text:style-name="Internet_20_link" text:visited-style-name="Visited_20_Internet_20_Link">https://www.wikiart.org/de/juan-gris/still-life-with-flowers-1912</text:a></text:p>
      <text:p text:style-name="P144"/>
      <text:p text:style-name="P145">109: Gris - “Landscape with house at Ceret”</text:p>
      <text:p text:style-name="P145"><text:a xlink:type="simple" xlink:href="https://www.wikiart.org/de/juan-gris/landscape-with-house-at-ceret-1913" text:style-name="Internet_20_link" text:visited-style-name="Visited_20_Internet_20_Link">https://www.wikiart.org/de/juan-gris/landscape-with-house-at-ceret-1913</text:a></text:p>
      <text:p text:style-name="P145"/>
      <text:p text:style-name="P146">110: Gris - “Still Life with Oil Lamp”</text:p>
      <text:p text:style-name="P146"><text:a xlink:type="simple" xlink:href="https://www.wikiart.org/de/juan-gris/still-life-with-oil-lamp-1912" text:style-name="Internet_20_link" text:visited-style-name="Visited_20_Internet_20_Link">https://www.wikiart.org/de/juan-gris/still-life-with-oil-lamp-1912</text:a></text:p>
      <text:p text:style-name="P146"/>
      <text:p text:style-name="P147">111: Picasso - “Arlequin avec violon”</text:p>
      <text:p text:style-name="P147"><text:a xlink:type="simple" xlink:href="https://fr.wahooart.com/@@/8EWN5J-Pablo-Picasso-arlequin-avec-violon" text:style-name="Internet_20_link" text:visited-style-name="Visited_20_Internet_20_Link">https://fr.wahooart.com/@@/8EWN5J-Pablo-Picasso-arlequin-avec-violon</text:a></text:p>
      <text:p text:style-name="P147"/>
      <text:p text:style-name="P148">112: Picasso - “Three Musicians”</text:p>
      <text:p text:style-name="P148"><text:a xlink:type="simple" xlink:href="https://news.masterworksfineart.com/2018/10/31/pablo-picasso-and-cubism" text:style-name="Internet_20_link" text:visited-style-name="Visited_20_Internet_20_Link">https://news.masterworksfineart.com/2018/10/31/pablo-picasso-and-cubism</text:a></text:p>
      <text:p text:style-name="P148"/>
      <text:p text:style-name="P144"/>
      <text:p text:style-name="P149"><text:soft-page-break/>113: Picasso - ?</text:p>
      <text:p text:style-name="P149"><text:a xlink:type="simple" xlink:href="http://pablokube.blogspot.com/p/kubismen.html" text:style-name="Internet_20_link" text:visited-style-name="Visited_20_Internet_20_Link">http://pablokube.blogspot.com/p/kubismen.html</text:a></text:p>
      <text:p text:style-name="P149"/>
      <text:p text:style-name="P150">114: Picasso - “Demoiselles D’Avignon”</text:p>
      <text:p text:style-name="P150"><text:a xlink:type="simple" xlink:href="https://steemit.com/art/@barbarafuentes/cubism-and-fashion-a-view-to-art-history-and-modern-fashion" text:style-name="Internet_20_link" text:visited-style-name="Visited_20_Internet_20_Link">https://steemit.com/art/@barbarafuentes/cubism-and-fashion-a-view-to-art-history-and-modern-fashion</text:a></text:p>
      <text:p text:style-name="P150"/>
      <text:p text:style-name="P151">115: Picasso - “Self Portrait”</text:p>
      <text:p text:style-name="P151"><text:a xlink:type="simple" xlink:href="https://www.robinurton.com/history/cubism.htm" text:style-name="Internet_20_link" text:visited-style-name="Visited_20_Internet_20_Link">https://www.robinurton.com/history/cubism.htm</text:a></text:p>
      <text:p text:style-name="P151"/>
      <text:p text:style-name="P152">116: Tommervik - ?</text:p>
      <text:p text:style-name="P152"><text:a xlink:type="simple" xlink:href="https://designtaxi.com/news/35212/Artist-Attempts-Pop-Culture-Cubism/" text:style-name="Internet_20_link" text:visited-style-name="Visited_20_Internet_20_Link">https://designtaxi.com/news/35212/Artist-Attempts-Pop-Culture-Cubism/</text:a></text:p>
      <text:p text:style-name="P152"/>
      <text:p text:style-name="P153">117: Tommervik - “Winnie the Pooh”</text:p>
      <text:p text:style-name="P153"><text:a xlink:type="simple" xlink:href="https://designtaxi.com/news/35212/Artist-Attempts-Pop-Culture-Cubism/" text:style-name="Internet_20_link" text:visited-style-name="Visited_20_Internet_20_Link">https://designtaxi.com/news/35212/Artist-Attempts-Pop-Culture-Cubism/</text:a></text:p>
      <text:p text:style-name="P153"/>
      <text:p text:style-name="P154">118: Picasso - “Femme assise, robe bleue”</text:p>
      <text:p text:style-name="P154"><text:a xlink:type="simple" xlink:href="https://www.lotsearch.de/lot/pablo-picasso-1881-1973-24887182" text:style-name="Internet_20_link" text:visited-style-name="Visited_20_Internet_20_Link">https://www.lotsearch.de/lot/pablo-picasso-1881-1973-24887182</text:a></text:p>
      <text:p text:style-name="P154"/>
      <text:p text:style-name="P155">119: Picasso - ?</text:p>
      <text:p text:style-name="P155"><text:a xlink:type="simple" xlink:href="https://www.lotsearch.de/lot/pablo-picasso-1881-1973-24887182" text:style-name="Internet_20_link" text:visited-style-name="Visited_20_Internet_20_Link">https://www.lotsearch.de/lot/pablo-picasso-1881-1973-24887182</text:a></text:p>
      <text:p text:style-name="P155"/>
      <text:p text:style-name="P156">120: Picasso - “Les femmes d’Alger”</text:p>
      <text:p text:style-name="P156"><text:a xlink:type="simple" xlink:href="https://www.sueddeutsche.de/kultur/kunstauktion-picasso-gemaelde-zu-rekordpreis-versteigert-1.2475731" text:style-name="Internet_20_link" text:visited-style-name="Visited_20_Internet_20_Link">https://www.sueddeutsche.de/kultur/kunstauktion-picasso-gemaelde-zu-rekordpreis-versteigert-1.2475731</text:a></text:p>
      <text:p text:style-name="P1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4:36:18.375491708</meta:creation-date>
    <dc:date>2019-06-13T18:12:16.170308788</dc:date>
    <meta:editing-duration>PT3H34M20S</meta:editing-duration>
    <meta:editing-cycles>188</meta:editing-cycles>
    <meta:generator>LibreOffice/6.0.7.3$Linux_X86_64 LibreOffice_project/00m0$Build-3</meta:generator>
    <meta:document-statistic meta:table-count="0" meta:image-count="0" meta:object-count="0" meta:page-count="8" meta:paragraph-count="240" meta:word-count="845" meta:character-count="14115" meta:non-whitespace-character-count="13496"/>
  </office:meta>
</office:document-meta>
</file>